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 3</text:p>
      <text:p text:style-name="Standard"/>
      <text:p text:style-name="Standard">3.1</text:p>
      <text:p text:style-name="Standard">String Functions</text:p>
      <text:p text:style-name="Standard">-strings refer to text (either in quotes or saved in a variable)</text:p>
      <text:p text:style-name="Standard">-in video example, typing in an item in the html window and clicking the button remembers what was typed in, then a second button will highlight searched options</text:p>
      <text:p text:style-name="Standard">-global variable- remembers a value between iterations, its scope is global instead of isolated to the function. A global variable is simply one that exists outside of any function</text:p>
      <text:p text:style-name="Standard">-w3 schools is very useful to reference for javascript</text:p>
      <text:p text:style-name="Standard"/>
      <text:p text:style-name="Standard">Var groceryItems = “”; //global variable</text:p>
      <text:p text:style-name="Standard"/>
      <text:p text:style-name="Standard">var $ = function (id) {</text:p>
      <text:p text:style-name="Standard"><text:tab/>return document.getElementByID(id);</text:p>
      <text:p text:style-name="Standard">}</text:p>
      <text:p text:style-name="Standard"/>
      <text:p text:style-name="Standard">var addItem = function()</text:p>
      <text:p text:style-name="Standard">{</text:p>
      <text:p text:style-name="Standard"><text:tab/>var item = $(“item”).value;</text:p>
      <text:p text:style-name="Standard"/>
      <text:p text:style-name="Standard"><text:tab/>groceryItems += item + “&lt;br&gt;”;</text:p>
      <text:p text:style-name="Standard"><text:tab/>//so every time the “add item” button is clicked, it remembers what was there before and adds the new item. It retains the value because it's global</text:p>
      <text:p text:style-name="Standard"><text:tab/></text:p>
      <text:p text:style-name="Standard"><text:tab/>$(“msg”).innerHTML = groceryItems;</text:p>
      <text:p text:style-name="Standard"><text:tab/>$(“item”).value = “”</text:p>
      <text:p text:style-name="Standard"><text:tab/>$(“item”).focus(); <text:s text:c="5"/>//puts a cursor on field</text:p>
      <text:p text:style-name="Standard">}</text:p>
      <text:p text:style-name="Standard"/>
      <text:p text:style-name="Standard">var searchItem = function()</text:p>
      <text:p text:style-name="Standard">{</text:p>
      <text:p text:style-name="Standard"><text:tab/>var item = $(“item”).value;</text:p>
      <text:p text:style-name="Standard"/>
      <text:p text:style-name="Standard"><text:tab/>//case-sensitive by default</text:p>
      <text:p text:style-name="Standard"/>
      <text:p text:style-name="Standard"><text:tab/>//converting variables to lower case to make it act in a case-insensitive way</text:p>
      <text:p text:style-name="Standard"><text:tab/>var itemLower = item.toLowerCase();</text:p>
      <text:p text:style-name="Standard"><text:tab/>var groceryItemsLower = groceryItems.toLowerCase();</text:p>
      <text:p text:style-name="Standard"><text:tab/></text:p>
      <text:p text:style-name="Standard"><text:tab/>var foundStartPos = groceryItemsLower.indexOf(itemLower);</text:p>
      <text:p text:style-name="Standard"><text:tab/>//indexOf() method looks for the location of where that variable is found</text:p>
      <text:p text:style-name="Standard"/>
      <text:p text:style-name="Standard"><text:tab/>//it has to be &gt;=0 because the first index is going to be 0</text:p>
      <text:p text:style-name="Standard"><text:tab/>//if something isn't there, it would be less than zero</text:p>
      <text:p text:style-name="Standard"><text:tab/>if (foundStartPos &gt;= 0)</text:p>
      <text:p text:style-name="Standard"><text:tab/>{</text:p>
      <text:p text:style-name="Standard"><text:tab/><text:tab/>var itemLen = item.length;</text:p>
      <text:p text:style-name="Standard"/>
      <text:p text:style-name="Standard"><text:soft-page-break/><text:tab/><text:tab/>var firstPart = groceryItems.substr(0, foundStartPos);</text:p>
      <text:p text:style-name="Standard"><text:tab/><text:tab/>//substr() looks at the whole string (in this case groceryItems), is looking from 0 (the starting point) to the end point</text:p>
      <text:p text:style-name="Standard"><text:tab/><text:tab/>var middlePart = “&lt;b&gt;&lt;span style='color: red;'&gt; + item + “&lt;/span&gt;&lt;/b&gt;”;</text:p>
      <text:p text:style-name="Standard"><text:tab/><text:tab/>var lastPart = groceryItems.substr(foundStartPos + itemLen);</text:p>
      <text:p text:style-name="Standard"><text:tab/><text:tab/>//if you leave out the length of the field, it will just go to the end of the string for the substr() function<text:tab/><text:tab/></text:p>
      <text:p text:style-name="Standard"/>
      <text:p text:style-name="Standard"><text:tab/><text:tab/>$(“msg”).innerHTML = firstPart + middlePart + lastPart;</text:p>
      <text:p text:style-name="Standard"><text:tab/>}</text:p>
      <text:p text:style-name="Standard"><text:tab/>else</text:p>
      <text:p text:style-name="Standard"><text:tab/>{</text:p>
      <text:p text:style-name="Standard"><text:tab/><text:tab/>$(“msg”).innerHTML = “Item: '” + item + “' not found!&lt;br&gt;&lt;br&gt;” + groceryItemsl</text:p>
      <text:p text:style-name="Standard"><text:tab/>}</text:p>
      <text:p text:style-name="Standard">}</text:p>
      <text:p text:style-name="Standard"/>
      <text:p text:style-name="Standard">window.onload = function()</text:p>
      <text:p text:style-name="Standard">{</text:p>
      <text:p text:style-name="Standard"><text:tab/>$(“mybutton”).onclick = addItem; <text:s/>//remember no ()</text:p>
      <text:p text:style-name="Standard"><text:tab/><text:tab/>$(“mysearchbutton”).onclick = searchItem; <text:s/>//remember no()</text:p>
      <text:p text:style-name="Standard"><text:tab/>$(“item”).focus(); <text:s/>//puts cursor on field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2</text:p>
      <text:p text:style-name="Standard">Custom Functions</text:p>
      <text:p text:style-name="Standard">-here you will write your own function for javaScript</text:p>
      <text:p text:style-name="Standard">-program below adds two entered numbers together when you click the button in the browser</text:p>
      <text:p text:style-name="Standard">-it is helpful to use functions to break up the logic of your code</text:p>
      <text:p text:style-name="Standard"/>
      <text:p text:style-name="Standard">function_demo.js</text:p>
      <text:p text:style-name="Standard">var $ = function(id) {</text:p>
      <text:p text:style-name="Standard"><text:tab/>return document.getElementById(id);</text:p>
      <text:p text:style-name="Standard">}</text:p>
      <text:p text:style-name="Standard"/>
      <text:p text:style-name="Standard">//this one is written like a variable (with the equals)</text:p>
      <text:p text:style-name="Standard">var processInfo = function()</text:p>
      <text:p text:style-name="Standard">{</text:p>
      <text:p text:style-name="Standard"><text:tab/>var myFirstNum = $('firstnum').value;</text:p>
      <text:p text:style-name="Standard"><text:tab/>var mySecondNum = $('secondnum').value;</text:p>
      <text:p text:style-name="Standard"><text:tab/></text:p>
      <text:p text:style-name="Standard"><text:tab/>//addNumbers() is our function below, and it takes two arguments</text:p>
      <text:p text:style-name="Standard"><text:tab/>//here we are passing the two nums we received from the html</text:p>
      <text:p text:style-name="Standard"><text:tab/>//the result of the function is now saved to the variable myTotal</text:p>
      <text:p text:style-name="Standard"><text:tab/>var myTotal = addNumbers(myFirstNum, mySecondNum);</text:p>
      <text:p text:style-name="Standard"/>
      <text:p text:style-name="Standard"><text:tab/>var myTotalStr = “Total: “ + myTotal;</text:p>
      <text:p text:style-name="Standard"/>
      <text:p text:style-name="Standard"><text:tab/>$('totalfield').innerHTML = myTotalStr;</text:p>
      <text:p text:style-name="Standard">}</text:p>
      <text:p text:style-name="Standard"/>
      <text:p text:style-name="Standard">//here we have two arguments being passed into the function</text:p>
      <text:p text:style-name="Standard">//remember you are passing the values contained in the variables, not the variables themselves</text:p>
      <text:p text:style-name="Standard">//in the parentheses we receive the data from above; here we are naming them so this is a “placeholder” name for what the values it takes will be. You know this, think of it the way python works</text:p>
      <text:p text:style-name="Standard">function addNumbers(aFirstNum, aSecondNum)</text:p>
      <text:p text:style-name="Standard">{</text:p>
      <text:p text:style-name="Standard"><text:tab/>//parseFloat() to make it into a number value rather than string</text:p>
      <text:p text:style-name="Standard"><text:tab/>var firstNum = parseFloat(aFirstNum);</text:p>
      <text:p text:style-name="Standard"><text:tab/>var secondNum = parseFloat(aSecondNum);</text:p>
      <text:p text:style-name="Standard"/>
      <text:p text:style-name="Standard"><text:tab/>//basic addition saved as the total variable</text:p>
      <text:p text:style-name="Standard"><text:tab/>var total = firstNum + secondNum;</text:p>
      <text:p text:style-name="Standard"><text:tab/>//return sends something back from a function, so it's useful globally instead of just in the isolated function</text:p>
      <text:p text:style-name="Standard"><text:tab/>return total;</text:p>
      <text:p text:style-name="Standard">}</text:p>
      <text:p text:style-name="Standard"/>
      <text:p text:style-name="Standard">window.onload = function() {</text:p>
      <text:p text:style-name="Standard"><text:tab/>$(“addbutton”).onclick = processInfo;</text:p>
      <text:p text:style-name="Standard">}</text:p>
      <text:p text:style-name="Standard"/>
      <text:p text:style-name="Standard"/>
      <text:p text:style-name="Standard"><text:soft-page-break/>3.3</text:p>
      <text:p text:style-name="Standard">Using Events</text:p>
      <text:p text:style-name="Standard">-events we've seen so far are the on-click (when we want something to happen when a button is clicked) event and the on-load function (when we wanted something to happen as soon as the page is loaded)</text:p>
      <text:p text:style-name="Standard">-we can detect when a mouse pointer is over something, it's also an event when we move the mouse back off of that thing</text:p>
      <text:p text:style-name="Standard">-a select list (dropdown list) is also an event</text:p>
      <text:p text:style-name="Standard">-javascript is often used to validate information and give user feedback before a server-side form is completed</text:p>
      <text:p text:style-name="Standard">-form tags in html are extremely important when communicating with a server </text:p>
      <text:p text:style-name="Standard">&lt;form id=”myForm” method=”post” action =”<text:a xlink:type="simple" xlink:href="http://yourdeputy.com/jsdemoform.php" text:style-name="Internet_20_link" text:visited-style-name="Visited_20_Internet_20_Link">http://yourdeputy.com/jsdemoform.php</text:a>”&gt;</text:p>
      <text:p text:style-name="Standard">-server-side programs need a name in order to recognize the ID</text:p>
      <text:p text:style-name="Standard">&lt;input type=”text” id=”firstname” name=”firsname” size”30”&gt;</text:p>
      <text:p text:style-name="Standard">it's a good habit to have the id and name use the same name</text:p>
      <text:p text:style-name="Standard">-php tags were in the html </text:p>
      <text:p text:style-name="Standard">-php uses + for math, but uses . For concatenation </text:p>
      <text:p text:style-name="Standard"/>
      <text:p text:style-name="Standard">var $ = function(id) {</text:p>
      <text:p text:style-name="Standard"><text:tab/>return document.getElementById(id);</text:p>
      <text:p text:style-name="Standard">}</text:p>
      <text:p text:style-name="Standard"/>
      <text:p text:style-name="Standard">var validateForm = function()</text:p>
      <text:p text:style-name="Standard">{</text:p>
      <text:p text:style-name="Standard"><text:tab/>var myName = $(“firstname”).value;</text:p>
      <text:p text:style-name="Standard"/>
      <text:p text:style-name="Standard"><text:tab/>//checking to see if the firstname form field is empty</text:p>
      <text:p text:style-name="Standard"><text:tab/>if (myName == '')</text:p>
      <text:p text:style-name="Standard"><text:tab/>{</text:p>
      <text:p text:style-name="Standard"><text:tab/><text:tab/>$(“msg”).innerHTML = “You must enter a name!”;</text:p>
      <text:p text:style-name="Standard"><text:tab/>}</text:p>
      <text:p text:style-name="Standard"><text:tab/>else</text:p>
      <text:p text:style-name="Standard"><text:tab/>{</text:p>
      <text:p text:style-name="Standard"><text:tab/><text:tab/>//if we used a submit function in the html, it would not validate first, which is why we put the submit() function here in this else statement</text:p>
      <text:p text:style-name="Standard"><text:tab/><text:tab/>$(“myform”).submit();</text:p>
      <text:p text:style-name="Standard"><text:tab/>}</text:p>
      <text:p text:style-name="Standard">}</text:p>
      <text:p text:style-name="Standard"/>
      <text:p text:style-name="Standard">var alertAge = function()</text:p>
      <text:p text:style-name="Standard">{</text:p>
      <text:p text:style-name="Standard"><text:tab/>var myAge = $(“age”).value;</text:p>
      <text:p text:style-name="Standard"/>
      <text:p text:style-name="Standard"><text:tab/>if <text:s/>(myAge &gt; 39)</text:p>
      <text:p text:style-name="Standard"><text:tab/>{</text:p>
      <text:p text:style-name="Standard"><text:tab/><text:tab/>$(“msg”).innerHTML = “You're getting up there!”;</text:p>
      <text:p text:style-name="Standard"><text:tab/>}</text:p>
      <text:p text:style-name="Standard"><text:tab/>else</text:p>
      <text:p text:style-name="Standard"><text:tab/>{</text:p>
      <text:p text:style-name="Standard"><text:soft-page-break/><text:tab/><text:tab/>$(“msg”).innerHTML = “”;</text:p>
      <text:p text:style-name="Standard"><text:tab/>}</text:p>
      <text:p text:style-name="Standard">}</text:p>
      <text:p text:style-name="Standard"/>
      <text:p text:style-name="Standard"/>
      <text:p text:style-name="Standard">//switchImage here is fairly simple, it's just changing the source file, same for switchImageBack</text:p>
      <text:p text:style-name="Standard">var switchImage = function()</text:p>
      <text:p text:style-name="Standard">{</text:p>
      <text:p text:style-name="Standard"><text:tab/>$(“steveimage”).src = “steve_with_headset.jpg”;</text:p>
      <text:p text:style-name="Standard">}</text:p>
      <text:p text:style-name="Standard"/>
      <text:p text:style-name="Standard">var switchImageBack = function()</text:p>
      <text:p text:style-name="Standard">{</text:p>
      <text:p text:style-name="Standard"><text:tab/>//$(“mybutton”).onclick = validateForm;</text:p>
      <text:p text:style-name="Standard"><text:tab/>//onchange is an event trigger</text:p>
      <text:p text:style-name="Standard"><text:tab/>$(“age”).onchange = alertAge;</text:p>
      <text:p text:style-name="Standard"><text:tab/>//onmouseover and onmouseout are also event triggers</text:p>
      <text:p text:style-name="Standard"><text:tab/>//onmouseover is when the mouse moves over the image, onmouseout is when the mouse leaves the image</text:p>
      <text:p text:style-name="Standard"><text:tab/>$(“steveimage”).onmouseover = switchImage;</text:p>
      <text:p text:style-name="Standard"><text:tab/>$(“steveimage”).onmouseout = switchImageBack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1T15:38:40.48</meta:creation-date>
    <meta:generator>OpenOffice/4.1.7$Win32 OpenOffice.org_project/417m1$Build-9800</meta:generator>
    <dc:date>2020-09-21T16:48:27.98</dc:date>
    <meta:editing-duration>PT1H9M34S</meta:editing-duration>
    <meta:editing-cycles>29</meta:editing-cycles>
    <meta:document-statistic meta:table-count="0" meta:image-count="0" meta:object-count="0" meta:page-count="5" meta:paragraph-count="149" meta:word-count="917" meta:character-count="5874"/>
  </office:meta>
</office:document-meta>
</file>